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automatic-styles>
    <style:style style:name="P1" style:family="paragraph" style:parent-style-name="Standard">
      <style:text-properties officeooo:paragraph-rsid="000aa61d"/>
    </style:style>
    <style:style style:name="P2" style:family="paragraph" style:parent-style-name="Standard">
      <style:text-properties officeooo:paragraph-rsid="000c488d"/>
    </style:style>
    <style:style style:name="P3" style:family="paragraph" style:parent-style-name="Standard">
      <style:text-properties officeooo:paragraph-rsid="000f4739"/>
    </style:style>
    <style:style style:name="P4" style:family="paragraph" style:parent-style-name="Standard">
      <style:text-properties fo:language="en" fo:country="US"/>
    </style:style>
    <style:style style:name="P5" style:family="paragraph" style:parent-style-name="Standard">
      <style:text-properties officeooo:paragraph-rsid="00119298"/>
    </style:style>
    <style:style style:name="P6" style:family="paragraph" style:parent-style-name="Standard">
      <style:text-properties officeooo:paragraph-rsid="00119364"/>
    </style:style>
    <style:style style:name="P7" style:family="paragraph" style:parent-style-name="Standard">
      <style:text-properties officeooo:paragraph-rsid="0012a4eb"/>
    </style:style>
    <style:style style:name="P8" style:family="paragraph" style:parent-style-name="Standard">
      <style:text-properties officeooo:paragraph-rsid="0014500a"/>
    </style:style>
    <style:style style:name="P9" style:family="paragraph" style:parent-style-name="Standard">
      <style:text-properties officeooo:paragraph-rsid="001595eb"/>
    </style:style>
    <style:style style:name="T1" style:family="text">
      <style:text-properties officeooo:rsid="000aa61d"/>
    </style:style>
    <style:style style:name="T2" style:family="text">
      <style:text-properties officeooo:rsid="000c488d"/>
    </style:style>
    <style:style style:name="T3" style:family="text">
      <style:text-properties fo:language="en" fo:country="US"/>
    </style:style>
    <style:style style:name="T4" style:family="text">
      <style:text-properties fo:font-size="16pt" style:font-size-asian="16pt" style:font-size-complex="16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CSE 344 Final Project Report </text:p>
      <text:p text:style-name="P9">Student ID: 220 104 004 912 </text:p>
      <text:p text:style-name="P9">Name: Emre Öztürk </text:p>
      <text:p text:style-name="P9">Date: May 31, 2025</text:p>
      <text:p text:style-name="Standard"/>
      <text:p text:style-name="P4"><text:span text:style-name="T4">This assignment was also implemented with Python to meet all requirements. You can find the relevant files in the Python_Version folder in the project folder. Since the log and terminal message formats are exactly the same, the log messages or terminal screenshots in the report are valid for both the C version and the Python version. You can access the screenshots in the Screenshots folder.</text:span></text:p>
      <text:p text:style-name="Standard"/>
      <text:p text:style-name="Standard">Introduction and Problem Definition The goal of this project was to design and implement a multi-threaded, TCP-based chat and file-sharing system using a client-server model, as outlined in the CSE 344 Final Project specifications. The system enables multiple clients to connect to a central server, exchange private and group messages, and share files while ensuring thread-safe operations and robust resource management. The server handles concurrent connections, validates user inputs, manages chat rooms, and processes file transfers through a limited-capacity upload queue. The client provides a command-line interface for users to interact with the server using commands like /join, /broadcast, /whisper, /sendfile, and /exit. The system was developed in C using POSIX threads (pthreads) and TCP sockets, adhering to strict constraints such as a maximum of 15 users per room, a 3MB file size limit, and a file upload queue capacity of 5.</text:p>
      <text:p text:style-name="Standard"/>
      <text:p text:style-name="Standard">Design Details The system architecture is based on a client-server model with multi-threading and synchronization mechanisms to ensure concurrent, thread-safe operations. Below are the key components:</text:p>
      <text:p text:style-name="Standard"/>
      <text:p text:style-name="Standard">1. Thread Model</text:p>
      <text:p text:style-name="Standard"/>
      <text:p text:style-name="Standard"><text:s text:c="3"/>- Server: Each client connection spawns a dedicated thread (handle_client) to process commands and communications. File uploads are managed by a separate pool of worker threads (up to MAX_UPLOAD_QUEUE) to process queued file transfers concurrently. The use of pthread_detach() ensures efficient resource cleanup upon client disconnection or thread completion, as recommended in the project FAQ.</text:p>
      <text:p text:style-name="Standard"><text:s text:c="3"/>- Client: Two threads are used—one for reading user input from the terminal and sending it to the server, and another for receiving and displaying server messages. This dual-thread approach allows simultaneous input and message reception without blocking.</text:p>
      <text:p text:style-name="Standard"/>
      <text:p text:style-name="Standard">2. Interprocess Communication (IPC)</text:p>
      <text:p text:style-name="Standard"/>
      <text:p text:style-name="Standard"><text:s text:c="3"/>- File Upload Queue: A linked-list-based queue (FileUpload struct) is used to manage file transfer requests, with a maximum capacity of 5. A semaphore (upload_queue_sem) signals worker threads when new uploads are enqueued, and a mutex (upload_queue_mutex) ensures thread-safe queue access.</text:p>
      <text:p text:style-name="Standard"><text:s text:c="3"/>- Synchronization: Mutexes (clients_mutex, rooms_mutex, log_mutex) protect shared resources like client lists, room states, and log files. Each room has its own mutex to manage client additions and removals safely.</text:p>
      <text:p text:style-name="Standard"/>
      <text:p text:style-name="Standard">3. Network Communication</text:p>
      <text:p text:style-name="Standard"/>
      <text:p text:style-name="Standard"><text:soft-page-break/><text:s text:c="3"/>- TCP sockets are used for reliable communication between clients and the server. The server listens on a specified port, accepts up to 30 concurrent clients, and handles commands via a text-based protocol. Clients connect to the server using the provided IP and port, sending commands and receiving responses in real-time.</text:p>
      <text:p text:style-name="Standard"/>
      <text:p text:style-name="Standard">4. Architecture Diagram \[Placeholder: Insert architecture diagram here\] The diagram illustrates the server managing multiple client threads, a file upload queue with worker threads, and synchronized access to shared resources (clients, rooms, and logs).</text:p>
      <text:p text:style-name="Standard"/>
      <text:p text:style-name="Standard">5. Key Features</text:p>
      <text:p text:style-name="Standard"/>
      <text:p text:style-name="Standard"><text:s text:c="3"/>- Username Validation: Usernames are restricted to 16 alphanumeric characters, with duplicate checks.</text:p>
      <text:p text:style-name="Standard"><text:s text:c="3"/>- Room Management: Rooms are dynamically created upon /join if they don’t exist, with a capacity limit of 15 users. Empty rooms are deleted to free resources.</text:p>
      <text:p text:style-name="Standard"><text:s text:c="3"/>- File Transfer: Simulated file transfers include metadata (name, size, type, modification time) and handle queue limits, duplicate filenames, and size constraints (3MB max).</text:p>
      <text:p text:style-name="Standard"><text:s text:c="3"/>- Logging: All server activities (connections, commands, file transfers, disconnections) are logged with timestamps to a file (server.log).</text:p>
      <text:p text:style-name="Standard"/>
      <text:p text:style-name="Standard">Issues Faced and Solutions</text:p>
      <text:p text:style-name="Standard"/>
      <text:p text:style-name="Standard">1. Issue: Handling concurrent client connections without race conditions. Solution: Implemented mutexes to protect shared data structures (clients, rooms, upload queue). Each room has its own mutex to prevent conflicts during join/leave operations.</text:p>
      <text:p text:style-name="Standard"/>
      <text:p text:style-name="Standard">2. Issue: Managing file upload queue limits and informing clients of wait times. Solution: Used a semaphore to signal worker threads and a mutex-protected linked list for the queue. When the queue is full, clients are notified of their queue position and estimated wait time (calculated as 5 seconds per position beyond the limit).</text:p>
      <text:p text:style-name="Standard"/>
      <text:p text:style-name="Standard">3. Issue: Detecting and handling client disconnections gracefully. Solution: The server checks for recv() returning 0 or negative values to detect disconnections, triggering cleanup_client() to remove the client from rooms and free resources. The client handles server disconnections similarly, exiting cleanly.</text:p>
      <text:p text:style-name="Standard"/>
      <text:p text:style-name="Standard">4. Issue: Potential "possibly lost" memory warnings from pthread_detach(). Solution: As per the FAQ, these warnings are acceptable when using pthread_detach(). Documented this in the code and report to clarify they originate from pthread internals, not custom malloc calls.</text:p>
      <text:p text:style-name="Standard"/>
      <text:p text:style-name="Standard">5. Issue: Handling duplicate filenames during file transfers. Solution: Implemented a ReceivedFile linked list per client to track received files. If a duplicate filename is detected from a different sender, the sender is asked to rename the file, as specified in the test scenarios.</text:p>
      <text:p text:style-name="Standard"/>
      <text:p text:style-name="Standard">Test Cases and Results The system was tested on Debian 12 (64-bit) in VirtualBox, covering all required test scenarios. Below are the results with log placeholders for screenshots.</text:p>
      <text:p text:style-name="Standard"/>
      <text:p text:style-name="Standard"><text:s/>1. Concurrent User Load Test: Connected 30 clients simultaneously, performing /join, /broadcast, and /whisper operations. Result: All clients were handled correctly with no message loss or crashes. Log Example : <text:span text:style-name="T3">Since it would not be reasonable to include the content of the log file of this comprehensive test in the report and it is not possible to fit it in a screenshot, you can directly run the comprehensive_test_script.sh file and test it: <text:line-break/></text:span><text:soft-page-break/><text:span text:style-name="T3">chmod +x comprehensive_test_script.sh <text:line-break/>./comprehensive_test_script.sh</text:span></text:p>
      <text:p text:style-name="Standard"/>
      <text:p text:style-name="P1">2. Duplicate Usernames Test: Two clients attempted to connect with the same username. Result: The second client received an error message and was prompted to choose another username.</text:p>
      <text:p text:style-name="P1">Log Example : 2025-05-31 19:16:33 - [REJECTED] Duplicate username attempted: emre<text:line-break/></text:p>
      <text:p text:style-name="Standard"/>
      <text:p text:style-name="P6">3. File Upload Queue Limit Test: 10 clients attempted to send files simultaneously (queue limit: 5). Result: First 5 uploads were processed immediately; others were queued with wait time notifications.</text:p>
      <text:p text:style-name="P8">Log Example: </text:p>
      <text:p text:style-name="P8">!!!!!<text:span text:style-name="T3">For this test, it is necessary to use sleep in the file_upload_worker function in the server.c file.!!!!!!</text:span></text:p>
      <text:p text:style-name="P7">[FILE-QUEUE] Upload 'file10.pdf' from sender10 added to queue. Queue size: 5<text:line-break/>[FILE] Worker 1: 'file10.pdf' from user 'sender10' started upload after 4 seconds in queue.</text:p>
      <text:p text:style-name="Standard"/>
      <text:p text:style-name="P1">4. Unexpected Disconnection Test: A client closed its terminal without /exit. Result: The server detected the disconnection, removed the client from the room, and logged the event.</text:p>
      <text:p text:style-name="P1">Log Example<text:span text:style-name="T1"> </text:span>: </text:p>
      <text:p text:style-name="P1">2025-05-31 19:34:43 - [DISCONNECT] Client emre disconnected.</text:p>
      <text:p text:style-name="P1">2025-05-31 19:34:43 - [DISCONNECT] user 'emre' lost connection. Cleaned up resources.</text:p>
      <text:p text:style-name="Standard"/>
      <text:p text:style-name="P1">5. Room Switching Test: A client joined a room, then switched to another. Result: The server updated room states correctly, and messages were sent to the appropriate room.</text:p>
      <text:p text:style-name="P7">Log Example : </text:p>
      <text:p text:style-name="P7">2025-05-31 19:23:01 - [ROOM] user 'emre' left room 'room1', joined 'room2'</text:p>
      <text:p text:style-name="Standard"/>
      <text:p text:style-name="P1">6. Oversized File Rejection Test: A client attempted to upload a file exceeding 3MB. Result: The server rejected the file and notified the client.</text:p>
      <text:p text:style-name="P1">Log Example : </text:p>
      <text:p text:style-name="P1">2025-05-31 19:42:26 - [ERROR] File 'Final_Project.pdf' from user 'nilufer' exceeds size limit (3.91 MB).</text:p>
      <text:p text:style-name="P1"/>
      <text:p text:style-name="P3">7. SIGINT Server Shutdown Test: Sent SIGINT (Ctrl+C) to the server. Result: The server notified all clients, closed connections, finalized logs, and shut down gracefully.</text:p>
      <text:p text:style-name="P3">Log Example : </text:p>
      <text:p text:style-name="P3">2025-05-31 20:19:52 - [SHUTDOWN] SIGINT received. Disconnecting 5 clients, saving logs.</text:p>
      <text:p text:style-name="Standard"/>
      <text:p text:style-name="P1">8. Rejoining Rooms Test: A client left a room and rejoined it. Result: The client rejoined without receiving previous messages (ephemeral message history).</text:p>
      <text:p text:style-name="P2">Log Example : </text:p>
      <text:p text:style-name="P2">2025-05-31 19:45:04 - [ROOM] user 'nilufer' rejoined 'room50'</text:p>
      <text:p text:style-name="Standard"/>
      <text:p text:style-name="P2">9. Same Filename Collision Test: Two users sent files with the same name to the same recipient. Result: The second sender was notified to rename the file due to a conflict.</text:p>
      <text:p text:style-name="P2">Log Example : </text:p>
      <text:p text:style-name="P2">2025-05-31 19:50:39 - [FILE] Conflict: 'test.txt' already sent to emre by another user</text:p>
      <text:p text:style-name="Standard"/>
      <text:p text:style-name="P5">10. File Queue Wait Duration Test: Measured wait time for a file when the queue was full. Result: The client was informed of the wait time, and the server logged the duration.</text:p>
      <text:p text:style-name="P5">Log Example :</text:p>
      <text:p text:style-name="P5"><text:soft-page-break/>[FILE] Worker 5: 'test_file4.pdf' from user 'sender4' started upload after 4 seconds in queue. </text:p>
      <text:p text:style-name="Standard"/>
      <text:p text:style-name="Standard">Conclusion and Potential Improvements The implemented system successfully meets all project requirements, including concurrent client handling, thread-safe operations, file transfer queuing, and robust error handling. The use of mutexes and semaphores ensures reliable synchronization, while the logging system provides detailed auditing. The client’s dual-thread model allows seamless interaction, and the server’s design handles edge cases like disconnections and queue limits effectively.</text:p>
      <text:p text:style-name="Standard"/>
      <text:p text:style-name="Standard">Potential improvements include:</text:p>
      <text:p text:style-name="Standard"/>
      <text:p text:style-name="Standard">- Implementing persistent message history for rooms to allow clients to view past messages upon rejoining.</text:p>
      <text:p text:style-name="Standard">- Adding file content transfer instead of simulation, using TCP streams for actual binary data.</text:p>
      <text:p text:style-name="Standard">- Enhancing the client interface with a graphical UI for better user experience.</text:p>
      <text:p text:style-name="Standard">- Optimizing file upload worker threads to dynamically adjust based on server load.</text:p>
      <text:p text:style-name="Standard">- Adding support for more file types or larger file sizes with compression.</text:p>
      <text:p text:style-name="Standard"/>
      <text:p text:style-name="Standard"/>
      <text:p text:style-name="Standard"/>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tr" fo:country="TR"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tr" fo:country="T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5-31T18:48:22.640441031</meta:creation-date>
    <dc:date>2025-05-31T22:04:19.953593839</dc:date>
    <meta:editing-duration>PT3H15M53S</meta:editing-duration>
    <meta:editing-cycles>11</meta:editing-cycles>
    <meta:generator>LibreOffice/7.4.7.2$Linux_X86_64 LibreOffice_project/40$Build-2</meta:generator>
    <meta:document-statistic meta:table-count="0" meta:image-count="0" meta:object-count="0" meta:page-count="4" meta:paragraph-count="64" meta:word-count="1462" meta:character-count="9854" meta:non-whitespace-character-count="8415"/>
  </office:meta>
</office:document-meta>
</file>